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9727F1DBFB2BC805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.006cm" svg:height="9.008cm" svg:x="0cm" svg:y="3.5cm">
            <draw:object draw:notify-on-update-of-ranges="Лист1.A2:Лист1.A5 Лист1.D2:Лист1.D5 Лист1.E2:Лист1.E5 Лист1.E2:Лист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692cm" svg:height="8.963cm" svg:x="21.863cm" svg:y="4.991cm">
            <draw:object draw:notify-on-update-of-ranges="Лист1.K1:Лист1.S1 Лист1.K5:Лист1.S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9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, gr</text:p>
          </table:table-cell>
          <table:table-cell office:value-type="string" calcext:value-type="string">
            <text:p>r, мм</text:p>
          </table:table-cell>
          <table:table-cell office:value-type="string" calcext:value-type="string">
            <text:p>M(n)</text:p>
          </table:table-cell>
          <table:table-cell table:style-name="ce1" office:value-type="string" calcext:value-type="string">
            <text:p>σ<text:span text:style-name="T1">M</text:span>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,06</text:p>
          </table:table-cell>
          <table:table-cell office:value-type="float" office:value="22.4" calcext:value-type="float">
            <text:p>22,4</text:p>
          </table:table-cell>
          <table:table-cell table:formula="of:= [.B2]*[.C2]*100" office:value-type="float" office:value="134.4" calcext:value-type="float">
            <text:p>134,4</text:p>
          </table:table-cell>
          <table:table-cell table:formula="of:= [.D2]*SQRT((0.001/[.B2])^2 + (0.1/[.D2])^2)" office:value-type="float" office:value="2.24223103180738" calcext:value-type="float">
            <text:p>2,2</text:p>
          </table:table-cell>
          <table:table-cell table:number-columns-repeated="4"/>
          <table:table-cell office:value-type="string" calcext:value-type="string">
            <text:p>T<text:span text:style-name="T1">1</text:span></text:p>
          </table:table-cell>
          <table:table-cell office:value-type="float" office:value="1" calcext:value-type="float">
            <text:p>1,0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2.1" calcext:value-type="float">
            <text:p>2,1</text:p>
          </table:table-cell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7" calcext:value-type="float">
            <text:p>0,097</text:p>
          </table:table-cell>
          <table:table-cell office:value-type="float" office:value="11.2" calcext:value-type="float">
            <text:p>11,2</text:p>
          </table:table-cell>
          <table:table-cell table:formula="of:= [.B3]*[.C3]*100" office:value-type="float" office:value="108.64" calcext:value-type="float">
            <text:p>108,64</text:p>
          </table:table-cell>
          <table:table-cell table:formula="of:= [.D3]*SQRT((0.001/[.B3])^2 + (0.1/[.D3])^2)" office:value-type="float" office:value="1.12445542374965" calcext:value-type="float">
            <text:p>1,1</text:p>
          </table:table-cell>
          <table:table-cell table:number-columns-repeated="4"/>
          <table:table-cell office:value-type="string" calcext:value-type="string">
            <text:p>T<text:span text:style-name="T1">2</text:span></text:p>
          </table:table-cell>
          <table:table-cell office:value-type="float" office:value="1" calcext:value-type="float">
            <text:p>1,0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,0</text:p>
          </table:table-cell>
          <table:table-cell office:value-type="float" office:value="2.3" calcext:value-type="float">
            <text:p>2,3</text:p>
          </table:table-cell>
          <table:table-cell office:value-type="float" office:value="2.4" calcext:value-type="float">
            <text:p>2,4</text:p>
          </table:table-cell>
          <table:table-cell office:value-type="float" office:value="2.7" calcext:value-type="float">
            <text:p>2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1" calcext:value-type="float">
            <text:p>0,081</text:p>
          </table:table-cell>
          <table:table-cell office:value-type="float" office:value="11.2" calcext:value-type="float">
            <text:p>11,2</text:p>
          </table:table-cell>
          <table:table-cell table:formula="of:= [.B4]*[.C4]*100" office:value-type="float" office:value="90.72" calcext:value-type="float">
            <text:p>90,72</text:p>
          </table:table-cell>
          <table:table-cell table:formula="of:= [.D4]*SQRT((0.001/[.B4])^2 + (0.1/[.D4])^2)" office:value-type="float" office:value="1.12445542374965" calcext:value-type="float">
            <text:p>1,1</text:p>
          </table:table-cell>
          <table:table-cell table:number-columns-repeated="4"/>
          <table:table-cell office:value-type="string" calcext:value-type="string">
            <text:p>T<text:span text:style-name="T1">3</text:span></text:p>
          </table:table-cell>
          <table:table-cell office:value-type="float" office:value="1" calcext:value-type="float">
            <text:p>1,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,0</text:p>
          </table:table-cell>
          <table:table-cell office:value-type="float" office:value="2.4" calcext:value-type="float">
            <text:p>2,4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8" calcext:value-type="float">
            <text:p>0,138</text:p>
          </table:table-cell>
          <table:table-cell office:value-type="float" office:value="5.6" calcext:value-type="float">
            <text:p>5,6</text:p>
          </table:table-cell>
          <table:table-cell table:formula="of:= [.B5]*[.C5]*100" office:value-type="float" office:value="77.28" calcext:value-type="float">
            <text:p>77,28</text:p>
          </table:table-cell>
          <table:table-cell table:formula="of:= [.D5]*SQRT((0.001/[.B5])^2 + (0.1/[.D5])^2)" office:value-type="float" office:value="0.568858506133116" calcext:value-type="float">
            <text:p>0,6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formula="of:=([.K2]+[.K3]+[.K4])/3" office:value-type="float" office:value="1" calcext:value-type="float">
            <text:p>1,0</text:p>
          </table:table-cell>
          <table:table-cell table:formula="of:=([.L2]+[.L3]+[.L4])/3" office:value-type="float" office:value="1.26666666666667" calcext:value-type="float">
            <text:p>1,3</text:p>
          </table:table-cell>
          <table:table-cell table:formula="of:=([.M2]+[.M3]+[.M4])/3" office:value-type="float" office:value="1.43333333333333" calcext:value-type="float">
            <text:p>1,4</text:p>
          </table:table-cell>
          <table:table-cell table:formula="of:=([.N2]+[.N3]+[.N4])/3" office:value-type="float" office:value="1.66666666666667" calcext:value-type="float">
            <text:p>1,7</text:p>
          </table:table-cell>
          <table:table-cell table:formula="of:=([.O2]+[.O3]+[.O4])/3" office:value-type="float" office:value="1.96666666666667" calcext:value-type="float">
            <text:p>2,0</text:p>
          </table:table-cell>
          <table:table-cell table:formula="of:=([.P2]+[.P3]+[.P4])/3" office:value-type="float" office:value="2.26666666666667" calcext:value-type="float">
            <text:p>2,3</text:p>
          </table:table-cell>
          <table:table-cell table:formula="of:=([.Q2]+[.Q3]+[.Q4])/3" office:value-type="float" office:value="2.46666666666667" calcext:value-type="float">
            <text:p>2,5</text:p>
          </table:table-cell>
          <table:table-cell table:formula="of:=([.R2]+[.R3]+[.R4])/3" office:value-type="float" office:value="2.66666666666667" calcext:value-type="float">
            <text:p>2,7</text:p>
          </table:table-cell>
          <table:table-cell table:formula="of:=([.S2]+[.S3]+[.S4])/3" office:value-type="float" office:value="2.86666666666667" calcext:value-type="float">
            <text:p>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18:04:16.9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01:07:30.501000000</meta:creation-date>
    <dc:date>2021-09-09T18:49:32.792000000</dc:date>
    <meta:editing-duration>PT1H2M56S</meta:editing-duration>
    <meta:editing-cycles>21</meta:editing-cycles>
    <meta:generator>LibreOffice/7.0.3.1$Windows_X86_64 LibreOffice_project/d7547858d014d4cf69878db179d326fc3483e082</meta:generator>
    <meta:document-statistic meta:table-count="1" meta:cell-count="7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Лист1.E2:Лист1.E5" chart:error-lower-range="Лист1.E2:Лист1.E5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6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Лист1.E2:Лист1.E5" chart:error-lower-range="Лист1.E2:Лист1.E5"/>
      <style:graphic-properties draw:stroke="none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Long_20_Dash" svg:stroke-color="#f10d0c"/>
    </style:style>
    <style:style style:name="ch11" style:family="chart">
      <style:chart-properties loext:regression-x-name="n" loext:regression-y-name="M(n)"/>
    </style:style>
    <style:style style:name="ch12" style:family="chart">
      <style:chart-properties chart:error-upper-indicator="true" chart:error-lower-indicator="true" chart:error-category="cell-range" chart:error-upper-range="Лист1.E2:Лист1.E5" chart:error-lower-range="Лист1.E2:Лист1.E5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9cm" xlink:href=".." xlink:type="simple" chart:class="chart:scatter" chart:style-name="ch1">
        <chart:title svg:x="6.004cm" svg:y="0.164cm" chart:style-name="ch2">
          <text:p>Зависимость M(n)</text:p>
        </chart:title>
        <chart:plot-area chart:style-name="ch3" table:cell-range-address="Лист1.A2:Лист1.A5 Лист1.D2:Лист1.D5" svg:x="0.94cm" svg:y="1.013cm" svg:width="13.715cm" svg:height="7.216cm">
          <chart:coordinate-region svg:x="1.763cm" svg:y="1.215cm" svg:width="12.7cm" svg:height="6.361cm"/>
          <chart:axis chart:dimension="x" chart:name="primary-x" chart:style-name="ch4">
            <chart:title svg:x="7.282cm" svg:y="8.353cm" chart:style-name="ch5">
              <text:p>n, шт</text:p>
            </chart:title>
            <chart:grid chart:style-name="ch6" chart:class="major"/>
          </chart:axis>
          <chart:axis chart:dimension="y" chart:name="primary-y" chart:style-name="ch7">
            <chart:title svg:x="0.07cm" svg:y="5.578cm" chart:style-name="ch8">
              <text:p>M(n), дин/см</text:p>
            </chart:title>
            <chart:grid chart:style-name="ch6" chart:class="major"/>
          </chart:axis>
          <chart:series chart:style-name="ch9" chart:values-cell-range-address="Лист1.D2:Лист1.D5" chart:class="chart:scatter">
            <chart:domain table:cell-range-address="Лист1.A2:Лист1.A5"/>
            <chart:regression-curve chart:style-name="ch10">
              <chart:equation chart:display-equation="true" chart:display-r-square="true" svg:x="11.588cm" svg:y="2.593cm" chart:style-name="ch11"/>
            </chart:regression-curve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Лист1.A2:Лист1.A5</svg:desc>
                </draw:g>
              </table:table-cell>
              <table:table-cell office:value-type="float" office:value="134.4">
                <text:p>134.4</text:p>
                <draw:g>
                  <svg:desc>Лист1.D2:Лист1.D5</svg:desc>
                </draw:g>
              </table:table-cell>
              <table:table-cell office:value-type="float" office:value="2.24223103180738">
                <text:p>2.24223103180738</text:p>
                <draw:g>
                  <svg:desc>Лист1.E2:Лист1.E5</svg:desc>
                </draw:g>
              </table:table-cell>
              <table:table-cell office:value-type="float" office:value="2.24223103180738">
                <text:p>2.24223103180738</text:p>
                <draw:g>
                  <svg:desc>Лист1.E2:Лист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8.64">
                <text:p>108.64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0.72">
                <text:p>90.7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7.28">
                <text:p>77.28</text:p>
              </table:table-cell>
              <table:table-cell office:value-type="float" office:value="0.568858506133116">
                <text:p>0.568858506133116</text:p>
              </table:table-cell>
              <table:table-cell office:value-type="float" office:value="0.568858506133116">
                <text:p>0.568858506133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0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onstant">
        <chart:symbol-image xlink:href="Pictures/2000000E000000DF000000DF9727F1DBFB2BC805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 chart:error-category="constant"/>
      <style:graphic-properties draw:stroke="none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ash" svg:stroke-color="#f10d0c"/>
    </style:style>
    <style:style style:name="ch11" style:family="chart" style:data-style-name="N2">
      <style:chart-properties loext:regression-x-name="n" loext:regression-y-name="T(n)"/>
    </style:style>
    <style:style style:name="ch12" style:family="chart">
      <style:chart-properties chart:error-lower-limit="0.1" chart:error-upper-limit="0.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93cm" svg:height="8.964cm" xlink:href=".." xlink:type="simple" chart:class="chart:scatter" chart:style-name="ch1">
        <chart:title svg:x="5.9cm" svg:y="0.315cm" chart:style-name="ch2">
          <text:p>Зависимость T(n)</text:p>
        </chart:title>
        <chart:plot-area chart:style-name="ch3" table:cell-range-address="Лист1.K1:Лист1.S1 Лист1.K5:Лист1.S5" svg:x="1.281cm" svg:y="1.293cm" svg:width="12.874cm" svg:height="6.527cm">
          <chart:coordinate-region svg:x="2.019cm" svg:y="1.496cm" svg:width="11.944cm" svg:height="5.671cm"/>
          <chart:axis chart:dimension="x" chart:name="primary-x" chart:style-name="ch4">
            <chart:title svg:x="7.29cm" svg:y="7.999cm" chart:style-name="ch5">
              <text:p>n, шт</text:p>
            </chart:title>
            <chart:grid chart:style-name="ch6" chart:class="major"/>
          </chart:axis>
          <chart:axis chart:dimension="y" chart:name="primary-y" chart:style-name="ch7">
            <chart:title svg:x="0.418cm" svg:y="4.878cm" chart:style-name="ch8">
              <text:p>T, c</text:p>
            </chart:title>
            <chart:grid chart:style-name="ch6" chart:class="major"/>
          </chart:axis>
          <chart:series chart:style-name="ch9" chart:values-cell-range-address="Лист1.K5:Лист1.S5" chart:class="chart:scatter">
            <chart:domain table:cell-range-address="Лист1.K1:Лист1.S1"/>
            <chart:regression-curve chart:style-name="ch10">
              <chart:equation chart:display-equation="true" chart:display-r-square="true" svg:x="10.135cm" svg:y="3.207cm" chart:style-name="ch11"/>
            </chart:regression-curve>
            <chart:error-indicator chart:style-name="ch12" chart:dimension="y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Лист1.K1:Лист1.S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K5:Лист1.S5</svg:desc>
                </draw:g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86666666666667">
                <text:p>2.8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